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BS Från Iteration 3, ska bearbetas.. (?)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7697221452202876741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317147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299872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4303617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7h</text:p>
          </table:table-cell>
          <table:table-cell table:style-name="Tabell1.F2" office:value-type="string">
            <text:p text:style-name="Table_20_Contents">2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-Gör ledtrådskort Klickbara</text:span><text:line-break/>-Klicket = Öppnar BlipperFunktion(Som låter en välja en Actor att fråga om kortet..)</text:p>
            <text:p text:style-name="P2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4304516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317694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319487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300126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4315919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304076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326830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326776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04h 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04h = 136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3H54M3S</meta:editing-duration>
    <meta:editing-cycles>62</meta:editing-cycles>
    <meta:generator>OpenOffice.org/3.4.1$Win32 OpenOffice.org_project/341m1$Build-9593</meta:generator>
    <dc:date>2014-05-12T14:15:58.22</dc:date>
    <meta:document-statistic meta:table-count="1" meta:image-count="0" meta:object-count="0" meta:page-count="2" meta:paragraph-count="74" meta:word-count="502" meta:character-count="2932"/>
    <meta:user-defined meta:name="Info 1"/>
    <meta:user-defined meta:name="Info 2"/>
    <meta:user-defined meta:name="Info 3"/>
    <meta:user-defined meta:name="Info 4"/>
  </office:meta>
</office:document-meta>
</file>